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Charter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family="'Bitstream Charter'" style:font-pitch="variable" fo:font-weight="bold"/>
    </style:style>
    <style:style style:name="T2" style:family="text">
      <style:text-properties fo:font-family="'Bitstream Charter'" style:font-pitch="variable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1.462cm" svg:height="5.613cm" svg:x="10.754cm" svg:y="3.4cm">
          <draw:text-box>
            <text:p text:style-name="P1"><text:span text:style-name="T1">RES</text:span></text:p>
            <text:p text:style-name="P1"><text:span text:style-name="T2">1b:a-dglc-hex-1:5</text:span></text:p>
            <text:p text:style-name="P1"><text:span text:style-name="T2">2s:n-acetyl</text:span></text:p>
            <text:p text:style-name="P1"><text:span text:style-name="T2">3b:a-dery-hex-1:5|2d|3d</text:span></text:p>
            <text:p text:style-name="P1"><text:span text:style-name="T2">4b:a-dgro-dgal-non-2:6|1:a|2:keto|3:d</text:span></text:p>
            <text:p text:style-name="P1"><text:span text:style-name="T2">5s:amino</text:span></text:p>
            <text:p text:style-name="P1"><text:span text:style-name="T2">6b:a-dtal-hex-1:5|6d</text:span></text:p>
          </draw:text-box>
        </draw:frame>
        <draw:custom-shape draw:style-name="gr2" draw:text-style-name="P3" draw:layer="layout" svg:width="0.5cm" svg:height="5.347cm" svg:x="10.1cm" svg:y="3.653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3.626cm" svg:height="0.954cm" svg:x="6.3cm" svg:y="5.8cm">
          <draw:text-box>
            <text:p text:style-name="P1"><text:span text:style-name="T3">Residue list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13T09:55:30</meta:creation-date>
    <dc:date>2007-06-08T11:11:43</dc:date>
    <dc:language>de-DE</dc:language>
    <meta:editing-cycles>16</meta:editing-cycles>
    <meta:editing-duration>PT1H18M2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